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paragraph-properties fo:text-align="center"/>
    </style:style>
    <style:style style:name="T4" style:parent-style-name="Absatz-Standardschriftart" style:family="text">
      <style:text-properties style:font-name="Menlo" style:font-name-complex="Menlo" fo:color="#00009F" fo:font-size="11pt" style:font-size-asian="11pt" style:font-size-complex="11pt" fo:language="en" fo:country="US"/>
    </style:style>
    <style:style style:name="T5" style:parent-style-name="token" style:family="text">
      <style:text-properties style:font-name="Menlo" style:font-name-complex="Menlo" fo:color="#00009F" fo:font-size="11pt" style:font-size-asian="11pt" style:font-size-complex="11pt" fo:language="en" fo:country="US"/>
    </style:style>
    <style:style style:name="T6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7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8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9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10" style:parent-style-name="token" style:family="text">
      <style:text-properties style:font-name="Menlo" style:font-name-complex="Menlo" fo:color="#00009F" fo:font-size="11pt" style:font-size-asian="11pt" style:font-size-complex="11pt" fo:language="en" fo:country="US"/>
    </style:style>
    <style:style style:name="T11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12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13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14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15" style:parent-style-name="token" style:family="text">
      <style:text-properties style:font-name="Menlo" style:font-name-complex="Menlo" fo:color="#00009F" fo:font-size="11pt" style:font-size-asian="11pt" style:font-size-complex="11pt" fo:language="en" fo:country="US"/>
    </style:style>
    <style:style style:name="T16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17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18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19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20" style:parent-style-name="token" style:family="text">
      <style:text-properties style:font-name="Menlo" style:font-name-complex="Menlo" fo:color="#00009F" fo:font-size="11pt" style:font-size-asian="11pt" style:font-size-complex="11pt" fo:language="en" fo:country="US"/>
    </style:style>
    <style:style style:name="T21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22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23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24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25" style:parent-style-name="token" style:family="text">
      <style:text-properties style:font-name="Menlo" style:font-name-complex="Menlo" fo:color="#00009F" fo:font-size="11pt" style:font-size-asian="11pt" style:font-size-complex="11pt" fo:language="en" fo:country="US"/>
    </style:style>
    <style:style style:name="T26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27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28" style:parent-style-name="token" style:family="text">
      <style:text-properties style:font-name="Menlo" style:font-name-complex="Menlo" fo:color="#00009F" fo:font-size="11pt" style:font-size-asian="11pt" style:font-size-complex="11pt" fo:language="en" fo:country="US"/>
    </style:style>
    <style:style style:name="T29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30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31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32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33" style:parent-style-name="token" style:family="text">
      <style:text-properties style:font-name="Menlo" style:font-name-complex="Menlo" fo:color="#00009F" fo:font-size="11pt" style:font-size-asian="11pt" style:font-size-complex="11pt" fo:language="en" fo:country="US"/>
    </style:style>
    <style:style style:name="T34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35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36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37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38" style:parent-style-name="token" style:family="text">
      <style:text-properties style:font-name="Menlo" style:font-name-complex="Menlo" fo:color="#00009F" fo:font-size="11pt" style:font-size-asian="11pt" style:font-size-complex="11pt" fo:language="en" fo:country="US"/>
    </style:style>
    <style:style style:name="T39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40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41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42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43" style:parent-style-name="token" style:family="text">
      <style:text-properties style:font-name="Menlo" style:font-name-complex="Menlo" fo:color="#00009F" fo:font-size="11pt" style:font-size-asian="11pt" style:font-size-complex="11pt" fo:language="en" fo:country="US"/>
    </style:style>
    <style:style style:name="T44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45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46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47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48" style:parent-style-name="token" style:family="text">
      <style:text-properties style:font-name="Menlo" style:font-name-complex="Menlo" fo:color="#00009F" fo:font-size="11pt" style:font-size-asian="11pt" style:font-size-complex="11pt" fo:language="en" fo:country="US"/>
    </style:style>
    <style:style style:name="T49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50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51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52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53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54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55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56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57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58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59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60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61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62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63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64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65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66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67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68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69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70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71" style:parent-style-name="token" style:family="text">
      <style:text-properties style:font-name="Menlo" style:font-name-complex="Menlo" fo:color="#36ACAA" fo:font-size="11pt" style:font-size-asian="11pt" style:font-size-complex="11pt" fo:language="en" fo:country="US"/>
    </style:style>
    <style:style style:name="T72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73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74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75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76" style:parent-style-name="token" style:family="text">
      <style:text-properties style:font-name="Menlo" style:font-name-complex="Menlo" fo:color="#D73A49" fo:font-size="11pt" style:font-size-asian="11pt" style:font-size-complex="11pt" fo:language="en" fo:country="US"/>
    </style:style>
    <style:style style:name="T77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78" style:parent-style-name="token" style:family="text">
      <style:text-properties style:font-name="Menlo" style:font-name-complex="Menlo" fo:color="#E3116C" fo:font-size="11pt" style:font-size-asian="11pt" style:font-size-complex="11pt" fo:language="en" fo:country="US"/>
    </style:style>
    <style:style style:name="T79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80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81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82" style:parent-style-name="token" style:family="text">
      <style:text-properties style:font-name="Menlo" style:font-name-complex="Menlo" fo:color="#D73A49" fo:font-size="11pt" style:font-size-asian="11pt" style:font-size-complex="11pt" fo:language="en" fo:country="US"/>
    </style:style>
    <style:style style:name="T83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84" style:parent-style-name="token" style:family="text">
      <style:text-properties style:font-name="Menlo" style:font-name-complex="Menlo" fo:color="#E3116C" fo:font-size="11pt" style:font-size-asian="11pt" style:font-size-complex="11pt" fo:language="en" fo:country="US"/>
    </style:style>
    <style:style style:name="T85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86" style:parent-style-name="Absatz-Standardschriftart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87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88" style:parent-style-name="token" style:family="text">
      <style:text-properties style:font-name="Menlo" style:font-name-complex="Menlo" fo:color="#D73A49" fo:font-size="11pt" style:font-size-asian="11pt" style:font-size-complex="11pt" fo:language="en" fo:country="US"/>
    </style:style>
    <style:style style:name="T89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name="T90" style:parent-style-name="token" style:family="text">
      <style:text-properties style:font-name="Menlo" style:font-name-complex="Menlo" fo:color="#E3116C" fo:font-size="11pt" style:font-size-asian="11pt" style:font-size-complex="11pt" fo:language="en" fo:country="US"/>
    </style:style>
    <style:style style:name="T91" style:parent-style-name="token" style:family="text">
      <style:text-properties style:font-name="Menlo" style:font-name-complex="Menlo" fo:color="#393A34" fo:font-size="11pt" style:font-size-asian="11pt" style:font-size-complex="11pt" fo:language="en" fo:country="US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draw:connector draw:type="line" svg:x1="0.01654in" svg:y1="0.55315in" svg:x2="6.79779in" svg:y2="0.55315in" draw:z-index="251658240" draw:id="id0" draw:style-name="a0" draw:name="Linie 1" text:anchor-type="paragraph"><svg:title/><svg:desc/></draw:connector>Operatoren ‚Case 05‘:</text:h>
      <text:p text:style-name="P2"/>
      <text:p text:style-name="P3"/>
      <text:p text:style-name="Textbody">Aufgabe von Steffen Case 05:</text:p>
      <text:p text:style-name="Textbody"><text:span text:style-name="T4"><text:line-break/></text:span><text:span text:style-name="T5">int</text:span><text:span text:style-name="T6"><text:s/>a =<text:s/></text:span><text:span text:style-name="T7">5</text:span><text:span text:style-name="T8">;</text:span><text:span text:style-name="T9"><text:line-break/></text:span><text:span text:style-name="T10">int</text:span><text:span text:style-name="T11"><text:s/>b =<text:s/></text:span><text:span text:style-name="T12">5</text:span><text:span text:style-name="T13">;</text:span><text:span text:style-name="T14"><text:line-break/></text:span><text:span text:style-name="T15">boolean</text:span><text:span text:style-name="T16"><text:s/>c =<text:s/></text:span><text:span text:style-name="T17">true</text:span><text:span text:style-name="T18">;</text:span><text:span text:style-name="T19"><text:line-break/></text:span><text:span text:style-name="T20">boolean</text:span><text:span text:style-name="T21"><text:s/>d =<text:s/></text:span><text:span text:style-name="T22">true</text:span><text:span text:style-name="T23">;</text:span><text:span text:style-name="T24"><text:line-break/></text:span><text:span text:style-name="T25">boolean</text:span><text:span text:style-name="T26"><text:s/>e;</text:span><text:span text:style-name="T27"><text:line-break/></text:span><text:span text:style-name="T28">int</text:span><text:span text:style-name="T29"><text:s/>f =<text:s/></text:span><text:span text:style-name="T30">5</text:span><text:span text:style-name="T31">;</text:span><text:span text:style-name="T32"><text:line-break/></text:span><text:span text:style-name="T33">int</text:span><text:span text:style-name="T34"><text:s/>g =<text:s/></text:span><text:span text:style-name="T35">3</text:span><text:span text:style-name="T36">;</text:span><text:span text:style-name="T37"><text:line-break/></text:span><text:span text:style-name="T38">int</text:span><text:span text:style-name="T39"><text:s/>h =<text:s/></text:span><text:span text:style-name="T40">2</text:span><text:span text:style-name="T41">;</text:span><text:span text:style-name="T42"><text:line-break/></text:span><text:span text:style-name="T43">int</text:span><text:span text:style-name="T44"><text:s/>i =<text:s/></text:span><text:span text:style-name="T45">4</text:span><text:span text:style-name="T46">;</text:span><text:span text:style-name="T47"><text:line-break/></text:span><text:span text:style-name="T48">int</text:span><text:span text:style-name="T49"><text:s/>j =<text:s/></text:span><text:span text:style-name="T50">0</text:span><text:span text:style-name="T51">;</text:span><text:span text:style-name="T52"><text:line-break/></text:span><text:span text:style-name="T53"><text:line-break/></text:span><text:span text:style-name="T54">e = c &amp;&amp; (a &gt;<text:s/></text:span><text:span text:style-name="T55">2</text:span><text:span text:style-name="T56"><text:s/>? (b == (a = a *<text:s/></text:span><text:span text:style-name="T57">2</text:span><text:span text:style-name="T58">)) : d);</text:span><text:span text:style-name="T59"><text:line-break/></text:span><text:span text:style-name="T60">j += ((h &lt; ((f - g ==<text:s/></text:span><text:span text:style-name="T61">3</text:span><text:span text:style-name="T62">) ?<text:s/></text:span><text:span text:style-name="T63">3</text:span><text:span text:style-name="T64"><text:s/>:<text:s/></text:span><text:span text:style-name="T65">2</text:span><text:span text:style-name="T66">)) &amp;&amp; (i &lt;<text:s/></text:span><text:span text:style-name="T67">5</text:span><text:span text:style-name="T68">)) ?<text:s/></text:span><text:span text:style-name="T69">1</text:span><text:span text:style-name="T70"><text:s/>:<text:s/></text:span><text:span text:style-name="T71">2</text:span><text:span text:style-name="T72">;</text:span><text:span text:style-name="T73"><text:line-break/></text:span><text:span text:style-name="T74"><text:line-break/></text:span><text:span text:style-name="T75">System.out.</text:span><text:span text:style-name="T76">println</text:span><text:span text:style-name="T77">(</text:span><text:span text:style-name="T78">"a: "</text:span><text:span text:style-name="T79"><text:s/>+ a);</text:span><text:span text:style-name="T80"><text:line-break/></text:span><text:span text:style-name="T81">System.out.</text:span><text:span text:style-name="T82">println</text:span><text:span text:style-name="T83">(</text:span><text:span text:style-name="T84">"e: "</text:span><text:span text:style-name="T85"><text:s/>+ e);</text:span><text:span text:style-name="T86"><text:line-break/></text:span><text:span text:style-name="T87">System.out.</text:span><text:span text:style-name="T88">println</text:span><text:span text:style-name="T89">(</text:span><text:span text:style-name="T90">"j: "</text:span><text:span text:style-name="T91"><text:s/>+ j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token" style:display-name="toke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05T16:13:00Z</meta:creation-date>
    <dc:date>2024-02-05T16:13:00Z</dc:date>
    <meta:template xlink:href="Normal.dotm" xlink:type="simple"/>
    <meta:editing-cycles>2</meta:editing-cycles>
    <meta:editing-duration>PT0S</meta:editing-duration>
    <meta:document-statistic meta:page-count="1" meta:paragraph-count="1" meta:word-count="51" meta:character-count="372" meta:row-count="2" meta:non-whitespace-character-count="322"/>
  </office:meta>
</office:document-meta>
</file>